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10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name-asian="DejaVu Sans1" style:font-size-asian="6.80000019073486pt" style:font-weight-asian="normal" style:font-name-complex="Times New Roman" style:font-size-complex="6.80000019073486pt" style:language-complex="en" style:country-complex="US" style:font-weight-complex="bold"/>
    </style:style>
  </office:automatic-styles>
  <office:body>
    <office:spreadsheet>
      <table:table table:name="Лист1" table:style-name="ta1" table:print="false">
        <table:table-column table:style-name="co3" table:number-columns-repeated="999" table:default-cell-style-name="Default"/>
        <table:table-row table:style-name="ro3" table:number-rows-repeated="28">
          <table:table-cell table:number-columns-repeated="999"/>
        </table:table-row>
        <table:table-row table:style-name="ro3">
          <table:table-cell table:number-columns-repeated="62"/>
          <table:table-cell table:style-name="ce7"/>
          <table:table-cell table:number-columns-repeated="936"/>
        </table:table-row>
        <table:table-row table:style-name="ro3" table:number-rows-repeated="52">
          <table:table-cell table:number-columns-repeated="999"/>
        </table:table-row>
        <table:table-row table:style-name="ro3">
          <table:table-cell table:number-columns-repeated="19"/>
          <table:table-cell table:style-name="ce2" office:value-type="string" table:number-columns-spanned="138" table:number-rows-spanned="9">
            <text:p>##SUBJECT_NAME##</text:p>
          </table:table-cell>
          <table:covered-table-cell table:number-columns-repeated="137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style-name="ce3"/>
          <table:covered-table-cell table:number-columns-repeated="137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>
          <table:table-cell table:number-columns-repeated="19"/>
          <table:covered-table-cell table:number-columns-repeated="138"/>
          <table:table-cell table:number-columns-repeated="842"/>
        </table:table-row>
        <table:table-row table:style-name="ro3" table:number-rows-repeated="13">
          <table:table-cell table:number-columns-repeated="999"/>
        </table:table-row>
        <table:table-row table:style-name="ro3">
          <table:table-cell table:number-columns-repeated="20"/>
          <table:table-cell table:style-name="ce4" office:value-type="string" table:number-columns-spanned="128" table:number-rows-spanned="9">
            <text:p>##STUDENT_SURNAME##</text:p>
          </table:table-cell>
          <table:covered-table-cell table:number-columns-repeated="127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style-name="ce4"/>
          <table:covered-table-cell table:number-columns-repeated="127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20"/>
          <table:table-cell table:style-name="ce4" office:value-type="string" table:number-columns-spanned="128" table:number-rows-spanned="9">
            <text:p>##STUDENT_NAME##</text:p>
          </table:table-cell>
          <table:covered-table-cell table:number-columns-repeated="127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20"/>
          <table:table-cell table:style-name="ce4" office:value-type="string" table:number-columns-spanned="128" table:number-rows-spanned="9">
            <text:p>##STUDENT_MIDDLE##</text:p>
          </table:table-cell>
          <table:covered-table-cell table:number-columns-repeated="127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style-name="ce5"/>
          <table:covered-table-cell table:number-columns-repeated="127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128"/>
          <table:table-cell table:number-columns-repeated="851"/>
        </table:table-row>
        <table:table-row table:style-name="ro3">
          <table:table-cell table:number-columns-repeated="20"/>
          <table:covered-table-cell table:number-columns-repeated="49"/>
          <table:covered-table-cell table:number-columns-repeated="4" table:style-name="ce8"/>
          <table:covered-table-cell table:number-columns-repeated="75"/>
          <table:table-cell table:number-columns-repeated="851"/>
        </table:table-row>
        <table:table-row table:style-name="ro3">
          <table:table-cell table:number-columns-repeated="20"/>
          <table:covered-table-cell table:number-columns-repeated="48"/>
          <table:covered-table-cell table:number-columns-repeated="5" table:style-name="ce8"/>
          <table:covered-table-cell table:number-columns-repeated="75"/>
          <table:table-cell table:number-columns-repeated="851"/>
        </table:table-row>
        <table:table-row table:style-name="ro3" table:number-rows-repeated="4">
          <table:table-cell table:number-columns-repeated="999"/>
        </table:table-row>
        <table:table-row table:style-name="ro3">
          <table:table-cell table:number-columns-repeated="100"/>
          <table:table-cell table:style-name="ce1" office:value-type="string" table:number-columns-spanned="20" table:number-rows-spanned="9">
            <text:p>##STUDENT_LEVEL##</text:p>
          </table:table-cell>
          <table:covered-table-cell table:number-columns-repeated="19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>
          <table:table-cell table:number-columns-repeated="100"/>
          <table:covered-table-cell table:number-columns-repeated="20"/>
          <table:table-cell table:number-columns-repeated="879"/>
        </table:table-row>
        <table:table-row table:style-name="ro3" table:number-rows-repeated="3">
          <table:table-cell table:number-columns-repeated="999"/>
        </table:table-row>
        <table:table-row table:style-name="ro3">
          <table:table-cell table:number-columns-repeated="8"/>
          <table:table-cell table:style-name="ce1" office:value-type="string" table:number-columns-spanned="140" table:number-rows-spanned="9">
            <text:p>##SCHOOL_NAME_1##</text:p>
          </table:table-cell>
          <table:covered-table-cell table:number-columns-repeated="139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table-cell table:style-name="ce1" office:value-type="string" table:number-columns-spanned="140" table:number-rows-spanned="9">
            <text:p>##SCHOOL_NAME_2##</text:p>
          </table:table-cell>
          <table:covered-table-cell table:number-columns-repeated="139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table-cell table:style-name="ce1" office:value-type="string" table:number-columns-spanned="140" table:number-rows-spanned="9">
            <text:p>##SCHOOL_NAME_3##</text:p>
          </table:table-cell>
          <table:covered-table-cell table:number-columns-repeated="139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table-cell table:style-name="ce1" office:value-type="string" table:number-columns-spanned="140" table:number-rows-spanned="9">
            <text:p>##SCHOOL_NAME_4##</text:p>
          </table:table-cell>
          <table:covered-table-cell table:number-columns-repeated="139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table-cell table:style-name="ce1" office:value-type="string" table:number-columns-spanned="140" table:number-rows-spanned="9">
            <text:p>##SCHOOL_NAME_5##</text:p>
          </table:table-cell>
          <table:covered-table-cell table:number-columns-repeated="139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8"/>
          <table:covered-table-cell table:number-columns-repeated="140"/>
          <table:table-cell table:number-columns-repeated="851"/>
        </table:table-row>
        <table:table-row table:style-name="ro3">
          <table:table-cell table:number-columns-repeated="31"/>
          <table:table-cell table:style-name="ce6"/>
          <table:table-cell table:number-columns-repeated="967"/>
        </table:table-row>
        <table:table-row table:style-name="ro3">
          <table:table-cell table:number-columns-repeated="999"/>
        </table:table-row>
        <table:table-row table:style-name="ro3">
          <table:table-cell table:number-columns-repeated="18"/>
          <table:table-cell table:style-name="ce1" office:value-type="string" table:number-columns-spanned="8" table:number-rows-spanned="10">
            <text:p>##SUBJECT_DAY##</text:p>
          </table:table-cell>
          <table:covered-table-cell table:number-columns-repeated="7"/>
          <table:table-cell table:number-columns-repeated="2"/>
          <table:table-cell table:style-name="ce1" office:value-type="string" table:number-columns-spanned="30" table:number-rows-spanned="10">
            <text:p>##SUBJECT_MONTH##</text:p>
          </table:table-cell>
          <table:covered-table-cell table:number-columns-repeated="29"/>
          <table:table-cell table:number-columns-repeated="5"/>
          <table:table-cell table:style-name="ce1" office:value-type="string" table:number-columns-spanned="7" table:number-rows-spanned="10">
            <text:p>##SUBJECT_YEAR##</text:p>
          </table:table-cell>
          <table:covered-table-cell table:number-columns-repeated="6"/>
          <table:table-cell table:number-columns-repeated="21"/>
          <table:table-cell table:style-name="ce1" office:value-type="string" table:number-columns-spanned="57" table:number-rows-spanned="10">
            <text:p>г. Красноярск</text:p>
          </table:table-cell>
          <table:covered-table-cell table:number-columns-repeated="56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>
          <table:table-cell table:number-columns-repeated="18"/>
          <table:covered-table-cell table:number-columns-repeated="8"/>
          <table:table-cell table:number-columns-repeated="2"/>
          <table:covered-table-cell table:number-columns-repeated="30"/>
          <table:table-cell table:number-columns-repeated="5"/>
          <table:covered-table-cell table:number-columns-repeated="7"/>
          <table:table-cell table:number-columns-repeated="21"/>
          <table:covered-table-cell table:number-columns-repeated="57"/>
          <table:table-cell table:number-columns-repeated="851"/>
        </table:table-row>
        <table:table-row table:style-name="ro3" table:number-rows-repeated="5">
          <table:table-cell table:number-columns-repeated="999"/>
        </table:table-row>
        <table:table-row table:style-name="ro3">
          <table:table-cell table:number-columns-repeated="87"/>
          <table:table-cell table:style-name="ce9" office:value-type="string" table:number-columns-spanned="61" table:number-rows-spanned="9">
            <text:p>С.И. Маковская</text:p>
          </table:table-cell>
          <table:covered-table-cell table:number-columns-repeated="60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>
          <table:table-cell table:number-columns-repeated="87"/>
          <table:covered-table-cell table:number-columns-repeated="61"/>
          <table:table-cell table:number-columns-repeated="851"/>
        </table:table-row>
        <table:table-row table:style-name="ro3" table:number-rows-repeated="58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.12.2011</text:date>, <text:time>18:04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l </meta:initial-creator>
    <meta:creation-date>2011-01-14T10:14:57</meta:creation-date>
    <meta:printed-by>mihail </meta:printed-by>
    <meta:print-date>2011-02-05T19:36:36</meta:print-date>
    <dc:date>2011-12-31T18:04:14</dc:date>
    <dc:creator>mihail </dc:creator>
    <meta:editing-duration>PT5H44M33S</meta:editing-duration>
    <meta:editing-cycles>19</meta:editing-cycles>
    <meta:generator>LibreOffice/3.4$Linux LibreOffice_project/340m1$Build-402</meta:generator>
    <meta:document-statistic meta:table-count="3" meta:cell-count="15" meta:object-count="0"/>
  </office:meta>
</office:document-meta>
</file>